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order-left="none" fo:border-right="0.74pt solid #000000" fo:border-top="none"/>
    </style:style>
    <style:style style:name="ce4" style:family="table-cell" style:parent-style-name="Default">
      <style:text-properties fo:color="#2a6099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Zadanie1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Obliczyć kod CRC-3 dla ciągu 0x4F</text:p>
          </table:table-cell>
          <table:table-cell table:number-columns-repeated="14"/>
          <table:table-cell office:value-type="string" calcext:value-type="string">
            <text:p>N = 3</text:p>
          </table:table-cell>
          <table:table-cell table:number-columns-repeated="2"/>
          <table:table-cell office:value-type="string" calcext:value-type="string">
            <text:p>x^3 + x^1 + x^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. Konwersja liczby szesnastkowej do postaci binarnej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style-name="ce2" office:value-type="string" calcext:value-type="string">
            <text:p>F</text:p>
          </table:table-cell>
          <table:table-cell table:number-columns-repeated="2"/>
          <table:table-cell table:style-name="ce3"/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4"/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. Obliczenie sumy kontrolnej</text:p>
          </table:table-cell>
          <table:table-cell table:number-columns-repeated="1638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16370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Suma kontrolna CRC-3</text:p>
          </table:table-cell>
          <table:table-cell table:number-columns-repeated="9"/>
          <table:table-cell office:value-type="string" calcext:value-type="string">
            <text:p>Odpowiedź: suma kontrolna CRC-3 dla podanego ciągu bitów wynosi 011</text:p>
          </table:table-cell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. Sprawdze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16370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Reszta = 0. Suma kontrolna CRC-3 jest prawidlowa dla podanego ciągu bitów</text:p>
          </table:table-cell>
          <table:table-cell table:number-columns-repeated="16369"/>
        </table:table-row>
      </table:table>
      <table:table table:name="Zadanie2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Obliczyć kod CRC-4 dla ciągu 0xA57</text:p>
          </table:table-cell>
          <table:table-cell table:number-columns-repeated="14"/>
          <table:table-cell office:value-type="string" calcext:value-type="string">
            <text:p>n = 4</text:p>
          </table:table-cell>
          <table:table-cell table:number-columns-repeated="2"/>
          <table:table-cell office:value-type="string" calcext:value-type="string">
            <text:p>x^4 + x^1 + x^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. Konwersja liczby szesnastkowej do postaci binarnej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string" calcext:value-type="string">
            <text:p>A</text:p>
          </table:table-cell>
          <table:table-cell table:number-columns-repeated="2"/>
          <table:table-cell table:style-name="ce3"/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style-name="ce2" office:value-type="float" office:value="7" calcext:value-type="float">
            <text:p>7</text:p>
          </table:table-cell>
          <table:table-cell table:number-columns-repeated="2"/>
          <table:table-cell table:style-name="ce3"/>
          <table:table-cell table:number-columns-repeated="1636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. Obliczenie sumy kontrolnej</text:p>
          </table:table-cell>
          <table:table-cell table:number-columns-repeated="16383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  <table:table-cell table:style-name="ce2"/>
          <table:table-cell table:number-columns-repeated="16364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a kontrolna CRC-4</text:p>
          </table:table-cell>
          <table:table-cell table:number-columns-repeated="9"/>
          <table:table-cell office:value-type="string" calcext:value-type="string">
            <text:p>Odpowiedź: suma kontrolna CRC-4 dla podanego ciągu bitów wynosi 0111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. Sprawdze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1"/>
          <table:table-cell table:style-name="ce2"/>
          <table:table-cell table:number-columns-repeated="16364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number-columns-repeated="5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72"/>
        </table:table-row>
        <table:table-row table:style-name="ro1">
          <table:table-cell table:number-columns-repeated="7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0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12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1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table:number-columns-repeated="14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3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zta = 0. Suma kontrolna CRC-4 jest prawidlowa dla podanego ciągu bitów</text:p>
          </table:table-cell>
          <table:table-cell table:number-columns-repeated="16362"/>
        </table:table-row>
      </table:table>
      <table:table table:name="Zadanie3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Sprawdzić, czy dla ciągu 0x3245 wartość kodu CRC-12 wynosi 0x324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calcext:value-type="string">
            <text:p>N = 12</text:p>
          </table:table-cell>
          <table:table-cell table:number-columns-repeated="4"/>
          <table:table-cell office:value-type="string" calcext:value-type="string">
            <text:p>x^12 + x^11 + x^3 + x^2 + x^1 + x^0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1. <text:s/>Konwersja liczby szesnastkowej do postaci binarnej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3"/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16349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49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49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. Obliczenie sumy kontrolnej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40"/>
        </table:table-row>
        <table:table-row table:style-name="ro1">
          <table:table-cell table:number-columns-repeated="5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3"/>
          <table:table-cell table:style-name="ce2"/>
          <table:table-cell table:number-columns-repeated="1635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table:number-columns-repeated="9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table:number-columns-repeated="10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1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0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4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7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3"/>
        </table:table-row>
        <table:table-row table:style-name="ro1">
          <table:table-cell table:number-columns-repeated="18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zta != 0, sprawdzany ciąg 001100100100 nie jest poprawną sumą kontrolną CRC-12 dla podanego ciągu botów.</text:p>
          </table:table-cell>
          <table:table-cell table:number-columns-repeated="16350"/>
        </table:table-row>
      </table:table>
      <table:table table:name="Zadanie4" table:style-name="ta1"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Obliczyć kod CRC-5 (USB) dla liczby 64 + (długość imienia modulo 5)</text:p>
          </table:table-cell>
          <table:table-cell table:number-columns-repeated="25"/>
          <table:table-cell table:formula="of:=MOD(6; 5)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number-columns-repeated="16"/>
          <table:table-cell office:value-type="string" calcext:value-type="string">
            <text:p>n = 5</text:p>
          </table:table-cell>
          <table:table-cell table:number-columns-repeated="3"/>
          <table:table-cell office:value-type="string" calcext:value-type="string">
            <text:p>x^5 + x^2 + x^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1. <text:s/>Konwersja liczby dziesiętnej do postaci binarnej</text:p>
          </table:table-cell>
          <table:table-cell table:number-columns-repeated="16383"/>
        </table:table-row>
        <table:table-row table:style-name="ro1">
          <table:table-cell table:number-columns-repeated="6"/>
          <table:table-cell table:style-name="ce2" office:value-type="float" office:value="65" calcext:value-type="float">
            <text:p>65</text:p>
          </table:table-cell>
          <table:table-cell table:number-columns-repeated="5"/>
          <table:table-cell table:style-name="ce3"/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. Obliczenie sumy kontrolnej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1636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7"/>
        </table:table-row>
        <table:table-row table:style-name="ro1"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ma kontrolna CRC-5 (USB)</text:p>
          </table:table-cell>
          <table:table-cell table:number-columns-repeated="12"/>
          <table:table-cell office:value-type="string" calcext:value-type="string">
            <text:p>Odpowiedź: suma kontrolna CRC-5 (USB) dla podanego ciągu bitów wynosi 0001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3. Sprawdzeni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16365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9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table:number-columns-repeated="11"/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xor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zta = 0. Suma kontrolna CRC-5 (USB) jest prawidlowa dla podanego ciągu bitów</text:p>
          </table:table-cell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7T11:35:14.077000000</meta:creation-date>
    <dc:date>2024-03-27T12:25:26.091000000</dc:date>
    <meta:editing-duration>PT50M21S</meta:editing-duration>
    <meta:editing-cycles>3</meta:editing-cycles>
    <meta:generator>LibreOffice/7.4.1.2$Windows_X86_64 LibreOffice_project/3c58a8f3a960df8bc8fd77b461821e42c061c5f0</meta:generator>
    <meta:document-statistic meta:table-count="4" meta:cell-count="996" meta:object-count="0"/>
  </office:meta>
</office:document-meta>
</file>